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3.3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3.9cm"/>
    </style:style>
    <style:style style:name="gr4" style:family="graphic" style:parent-style-name="standard">
      <style:graphic-properties draw:textarea-horizontal-align="justify" draw:textarea-vertical-align="middle" draw:auto-grow-height="false" fo:min-height="2.862cm" fo:min-width="7.42cm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.5cm" svg:height="2.2cm" svg:x="7.8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6cm" svg:y1="4.6cm" svg:x2="10.6cm" svg:y2="5.8cm">
          <text:p/>
        </draw:line>
        <draw:custom-shape draw:style-name="gr3" draw:text-style-name="P1" draw:layer="layout" svg:width="4.4cm" svg:height="1.8cm" svg:x="8.4cm" svg:y="6cm">
          <text:p text:style-name="P1">Wczytaj a i b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cm" svg:y1="8.2cm" svg:x2="10.7cm" svg:y2="9.9cm">
          <text:p/>
        </draw:line>
        <draw:custom-shape draw:style-name="gr3" draw:text-style-name="P1" xml:id="id1" draw:id="id1" draw:layer="layout" svg:width="4.4cm" svg:height="1.8cm" svg:x="8.4cm" svg:y="10.1cm">
          <text:p text:style-name="P1">a+b&gt;75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cm" svg:y1="12.3cm" svg:x2="10.6cm" svg:y2="14.1cm">
          <text:p/>
        </draw:line>
        <draw:custom-shape draw:style-name="gr4" draw:text-style-name="P1" draw:layer="layout" svg:width="11.2cm" svg:height="4.4cm" svg:x="4.7cm" svg:y="14.6cm">
          <text:p text:style-name="P1">Wyświetl:</text:p>
          <text:p text:style-name="P1">a+b,</text:p>
          <text:p text:style-name="P1">„Za duża suma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line-skew="-0.628cm" svg:x1="8.4cm" svg:y1="11cm" svg:x2="7.456cm" svg:y2="10.961cm" draw:start-shape="id1" draw:start-glue-point="3" draw:end-shape="id2" draw:end-glue-point="3" svg:d="M8400 11000h-1100v-39h156" svg:viewBox="0 0 1101 40">
          <text:p/>
        </draw:connector>
        <draw:line draw:style-name="gr2" draw:text-style-name="P2" xml:id="id3" draw:id="id3" draw:layer="layout" svg:x1="7.3cm" svg:y1="4.9cm" svg:x2="10.2cm" svg:y2="4.9cm">
          <text:p/>
        </draw:line>
        <draw:connector draw:style-name="gr5" draw:text-style-name="P1" xml:id="id2" draw:id="id2" draw:layer="layout" draw:line-skew="2.744cm" svg:x1="7.3cm" svg:y1="4.9cm" svg:x2="7.456cm" svg:y2="10.961cm" draw:start-shape="id3" svg:d="M7300 4900v6100h156v-39" svg:viewBox="0 0 157 6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08:14:04.019957810</meta:creation-date>
    <dc:date>2018-09-27T20:45:09.580712445</dc:date>
    <meta:editing-duration>PT12M5S</meta:editing-duration>
    <meta:editing-cycles>2</meta:editing-cycles>
    <meta:generator>LibreOffice/6.0.4.2$Linux_X86_64 LibreOffice_project/00m0$Build-2</meta:generator>
    <meta:document-statistic meta:object-count="10"/>
  </office:meta>
</office:document-meta>
</file>